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526cm"/>
        </style:tab-stops>
      </style:paragraph-properties>
    </style:style>
    <style:style style:name="P8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9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3.141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0.786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4.209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7"><text:span text:style-name="T2">id</text:span><text:span text:style-name="T2"><text:tab/></text:span><text:span text:style-name="T2">INT NOT NULL</text:span></text:p>
            <text:p text:style-name="P7"><text:span text:style-name="T2">module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VARCHAR(50)</text:span></text:p>
            <text:p text:style-name="P7"><text:span text:style-name="T2">description</text:span><text:span text:style-name="T2"><text:tab/></text:span><text:span text:style-name="T2">TEXT</text:span></text:p>
            <text:p text:style-name="P7"><text:span text:style-name="T2">dtype</text:span><text:span text:style-name="T2"><text:tab/></text:span><text:span text:style-name="T2">ENUM('ui, 'doc)</text:span></text:p>
            <text:p text:style-name="P7"><text:span text:style-name="T2">directory</text:span><text:span text:style-name="T2"><text:tab/></text:span><text:span text:style-name="T2">VARCHAR(50)</text:span></text:p>
            <text:p text:style-name="P7"><text:span text:style-name="T2">pot_method</text:span><text:span text:style-name="T2"><text:tab/></text:span><text:span text:style-name="T2">VARCHAR(100)</text:span></text:p>
            <text:p text:style-name="P7"><text:span text:style-name="T2">linguas_location</text:span><text:span text:style-name="T2"><text:tab/></text:span><text:span text:style-name="T2">VARCHAR(50)</text:span></text:p>
          </draw:text-box>
          <draw:glue-point draw:id="4" svg:x="5cm" svg:y="-1.8cm"/>
          <draw:glue-point draw:id="5" svg:x="-5cm" svg:y="-0.753cm"/>
          <draw:glue-point draw:id="6" svg:x="5cm" svg:y="-1.323cm"/>
        </draw:frame>
        <draw:frame draw:style-name="gr5" draw:text-style-name="P3" draw:id="id9" draw:layer="layout" svg:width="5.03cm" svg:height="3.853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8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497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9"><text:span text:style-name="T2">id</text:span><text:span text:style-name="T2"><text:tab/></text:span><text:span text:style-name="T2">INT NOT NULL</text:span></text:p>
            <text:p text:style-name="P9"><text:span text:style-name="T2">name</text:span><text:span text:style-name="T2"><text:tab/></text:span><text:span text:style-name="T2">VARCHAR(20)</text:span></text:p>
            <text:p text:style-name="P9"><text:span text:style-name="T2">description</text:span><text:span text:style-name="T2"><text:tab/></text:span><text:span text:style-name="T2">VARCHAR(50)</text:span></text:p>
            <text:p text:style-name="P9"><text:span text:style-name="T2">stringfrozen</text:span><text:span text:style-name="T2"><text:tab/></text:span><text:span text:style-name="T2">BOOLEAN</text:span></text:p>
            <text:p text:style-name="P9"><text:span text:style-name="T2">status</text:span><text:span text:style-name="T2"><text:tab/></text:span><text:span text:style-name="T2">ENUM('official', unofficial', 'xternal')</text:span></text:p>
          </draw:text-box>
          <draw:glue-point draw:id="4" svg:x="-4.999cm" svg:y="-1.032cm"/>
        </draw:frame>
        <draw:frame draw:style-name="gr7" draw:text-style-name="P3" draw:id="id6" draw:layer="layout" svg:width="5.9cm" svg:height="4.565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  <text:p text:style-name="P2"><text:span text:style-name="T2">num_figures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10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10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10" draw:layer="layout" svg:x1="9.9cm" svg:y1="18.467cm" svg:x2="8.9cm" svg:y2="16.824cm" draw:start-shape="id4" draw:start-glue-point="5" draw:end-shape="id5" draw:end-glue-point="4" svg:d="m9900 18467h-500v-1643h-500">
          <text:p/>
        </draw:connector>
        <draw:connector draw:style-name="gr8" draw:text-style-name="P10" draw:layer="layout" svg:x1="15.514cm" svg:y1="10.676cm" svg:x2="15.559cm" svg:y2="5.425cm" draw:start-shape="id6" draw:start-glue-point="7" draw:end-shape="id7" draw:end-glue-point="5" svg:d="m15514 10676h-514v-5251h559">
          <text:p/>
        </draw:connector>
        <draw:connector draw:style-name="gr8" draw:text-style-name="P10" draw:layer="layout" svg:x1="15.514cm" svg:y1="11.061cm" svg:x2="13.83cm" svg:y2="11.647cm" draw:start-shape="id6" draw:start-glue-point="6" draw:end-shape="id8" draw:end-glue-point="4" svg:d="m15514 11061h-842v586h-842">
          <text:p/>
        </draw:connector>
        <draw:connector draw:style-name="gr8" draw:text-style-name="P10" draw:layer="layout" svg:x1="15.514cm" svg:y1="11.498cm" svg:x2="14.43cm" svg:y2="17.294cm" draw:start-shape="id6" draw:start-glue-point="5" draw:end-shape="id4" draw:end-glue-point="4" svg:d="m15514 11498h-542v5796h-542">
          <text:p/>
        </draw:connector>
        <draw:connector draw:style-name="gr8" draw:text-style-name="P10" draw:layer="layout" svg:x1="15.5cm" svg:y1="6.482cm" svg:x2="14.314cm" svg:y2="4.129cm" draw:start-shape="id7" draw:start-glue-point="6" draw:end-shape="id2" draw:end-glue-point="5" svg:d="m15500 6482h-593v-2353h-593">
          <text:p/>
        </draw:connector>
        <draw:connector draw:style-name="gr8" draw:text-style-name="P10" draw:layer="layout" svg:x1="22.881cm" svg:y1="4.673cm" svg:x2="20.53cm" svg:y2="5.286cm" draw:start-shape="id9" draw:start-glue-point="4" draw:end-shape="id7" draw:end-glue-point="4" svg:d="m22881 4673h-1175v613h-1176">
          <text:p/>
        </draw:connector>
        <draw:connector draw:style-name="gr8" draw:text-style-name="P10" draw:layer="layout" svg:x1="22.881cm" svg:y1="4.431cm" svg:x2="22.906cm" svg:y2="8.348cm" draw:start-shape="id9" draw:end-shape="id10" draw:end-glue-point="4" svg:d="m22881 4431h-500v3917h525">
          <text:p/>
        </draw:connector>
        <draw:frame draw:style-name="gr9" draw:text-style-name="P12" draw:layer="layout" svg:width="15.968cm" svg:height="0.62cm" svg:x="1cm" svg:y="19.38cm">
          <draw:text-box>
            <text:p text:style-name="P11"><text:span text:style-name="T4">Claude Paroz, - Stéphane Raimbault , v1.5, 2009-09-05</text:span></text:p>
          </draw:text-box>
        </draw:frame>
        <draw:frame draw:style-name="gr10" draw:text-style-name="P11" draw:layer="layout" svg:width="16.246cm" svg:height="1.225cm" svg:x="5.756cm" svg:y="1.16cm">
          <draw:text-box>
            <text:p text:style-name="P13">Data Model for Djamned-Lies application</text:p>
          </draw:text-box>
        </draw:frame>
        <draw:connector draw:style-name="gr8" draw:text-style-name="P10" draw:layer="layout" svg:x1="8.5cm" svg:y1="12.088cm" svg:x2="8.414cm" svg:y2="4.222cm" draw:start-shape="id8" draw:start-glue-point="5" draw:end-shape="id2" draw:end-glue-point="4" svg:d="m8500 12088h-586v-7866h500">
          <text:p/>
        </draw:connector>
        <draw:frame draw:style-name="gr5" draw:text-style-name="P3" draw:id="id11" draw:layer="layout" svg:width="5.368cm" svg:height="3.497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statistics_id</text:span><text:span text:style-name="T2"><text:tab/></text:span><text:span text:style-name="T2">INT</text:span></text:p>
            <text:p text:style-name="P14"><text:span text:style-name="T2">type</text:span><text:span text:style-name="T2"><text:tab/></text:span><text:span text:style-name="T2">ENUM('info', 'warn', 'error', 'warn-ext', 'error-ext')</text:span></text:p>
            <text:p text:style-name="P14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10" draw:layer="layout" svg:x1="22.856cm" svg:y1="13.018cm" svg:x2="21.414cm" svg:y2="10.292cm" draw:start-shape="id11" draw:start-glue-point="4" draw:end-shape="id6" draw:end-glue-point="4" svg:d="m22856 13018h-721v-2726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5" draw:layer="layout" svg:width="4.848cm" svg:height="0.66cm" svg:x="1.7cm" svg:y="10.4cm">
          <draw:text-box>
            <text:p text:style-name="P11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10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10" draw:layer="layout" svg:x1="1.706cm" svg:y1="13.295cm" svg:x2="2.9cm" svg:y2="16.797cm" draw:start-shape="id12" draw:start-glue-point="4" draw:end-shape="id5" draw:end-glue-point="6" svg:d="m1706 13295h-500v3502h16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10" draw:layer="layout" svg:x1="21.594cm" svg:y1="16.975cm" svg:x2="20.542cm" svg:y2="15.103cm" draw:start-shape="id13" draw:start-glue-point="4" draw:end-shape="id14" draw:end-glue-point="4" svg:d="m21594 16975h-525v-1872h-527">
          <text:p/>
        </draw:connector>
        <draw:connector draw:style-name="gr8" draw:text-style-name="P10" draw:layer="layout" svg:x1="15.535cm" svg:y1="16.199cm" svg:x2="14.43cm" svg:y2="17.57cm" draw:start-shape="id14" draw:start-glue-point="5" draw:end-shape="id4" svg:d="m15535 16199h-553v1371h-552">
          <text:p/>
        </draw:connector>
        <draw:connector draw:style-name="gr8" draw:text-style-name="P10" draw:layer="layout" svg:x1="15.535cm" svg:y1="15.849cm" svg:x2="13.83cm" svg:y2="11.848cm" draw:start-shape="id14" draw:start-glue-point="6" draw:end-shape="id8" draw:end-glue-point="6" svg:d="m15535 15849h-853v-4001h-852">
          <text:p/>
        </draw:connector>
        <draw:connector draw:style-name="gr8" draw:text-style-name="P10" draw:layer="layout" draw:line-skew="0.202cm" svg:x1="15.535cm" svg:y1="15.452cm" svg:x2="15.5cm" svg:y2="5.5cm" draw:start-shape="id14" draw:start-glue-point="7" draw:end-shape="id7" svg:d="m15535 15452h-333v-9952h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laude</meta:initial-creator>
    <meta:creation-date>2008-08-11T10:46:18</meta:creation-date>
    <dc:date>2009-09-05T16:13:25</dc:date>
    <meta:printed-by>Claude</meta:printed-by>
    <meta:print-date>2008-11-01T17:47:30</meta:print-date>
    <meta:editing-cycles>31</meta:editing-cycles>
    <meta:editing-duration>PT07H41M05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